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adami" svg:font-family="Badami" style:font-pitch="variable"/>
    <style:font-face style:name="Badami1" svg:font-family="Badami"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Badami" style:font-name-complex="Badam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al Declaration of Human Rights - Kannada</text:p>
      <text:p text:style-name="P1">© 1996 – 2009 The Office of the High Commissioner for Human Rights</text:p>
      <text:p text:style-name="P1">This plain text version prepared by the “UDHR in Unicode”</text:p>
      <text:p text:style-name="P1">project, https://www.unicode.org/udhr.</text:p>
      <text:p text:style-name="P1">---</text:p>
      <text:p text:style-name="P1"/>
      <text:p text:style-name="P1">ಮಾನವ ಬಾಧ್ಯತೆಗಳ ಸಾರ್ವತ್ರಿಕ ಪ್ರಕಟನೆ ಪ್ರಸ್ತಾವನೆ</text:p>
      <text:p text:style-name="P1"><text:s text:c="4"/>ಮಾನವ ಕುಟುಂಬದ ಸಮಸ್ತ ಸದಸ್ಯರ ಸಹಜ ಗೌರವವನ್ನೂ ಸಮಾನವೂ ಅನನ್ಯಹಾರ್ಯವೂ ಆದ ಹಕ್ಕುಗಳನ್ನು ಅಂಗೀಕರಿಸುವುದು ಪ್ರಪಂಚದಲ್ಲಿ ಸ್ವಾತಂತ್ರ್ಯದ ಧರ್ಮಶಾಂತತೆಗಳ ತಳಹದಿಯಾಗಿರುವುದರಿಂದಲೂ.</text:p>
      <text:p text:style-name="P1"><text:s text:c="4"/>ಮಾನವ ಹಕ್ಕುಗಳಗೆ ತೋರಿಸಲ್ಪಟ್ವ ಉಪೇಕ್ಷೆ ತಿರಸ್ಕಾರಗಳು, ಮಾನವನ ಅಂತಃಕರಣವನ್ನು ದಾರುಣಗೊಳಿಸಿದಂತಹ ಕ್ರೂರಕೃತ್ಯಗಳಾಗಿ ಪರಿಣಮಿಸಿರುವುದರಿಂದಲೂ, ಮತ್ತು ಯಾವ ಪ್ರಪಂಚದಲ್ಲಿ ಮನುಷ್ಯ ಜೀವಿಗಳು ವಾಕ್‌ಸ್ವಾತಂತ್ರ್ಯ ವಿಶ್ವಾಸ ಸ್ವಾತಂತ್ರ್ಯಗಳನ್ನು ಅನುಭವಿಸುವವೋ ಯಾವ ಪ್ರಪಂಚದಲ್ಲಿ ಅಂಜಿಕೆ ಮತ್ತು ಅಭಾವಗಳಿಂದ ಮುಕ್ತವಾಗಿರುವುದು ಸಾಮಾನ್ಯ ಜನತೆಯ ಮಹದಾಶಯವೆಂಬುದಾಗಿ ಸಾರಲ್ಪಟ್ಟಿರುವುದೋ ಅಂಥಾ ಪ್ರಪಂಚದಾಗಮನವಾಗಿರುವುದರಿಂದಲೂ.</text:p>
      <text:p text:style-name="P1"><text:s text:c="4"/>ಮಾನವ ಹಕ್ಕುಗಳು ಕಾನೂನಿನ ಕಟ್ಟಳೆಯಿಂದ ಸಂರಕ್ಷಿಸಲ್ಪಡಬೇಕಾದರೆ ಮನುಷ್ಯನು ಅವಲಂಬನೆ ಹೊಂದಲು ಒತ್ತಾಯಪಡಿಸಲ್ಪಡದಿದ್ದರೆ, ಕೊನೆಯ ಉಪಾಯವಾಗಿ, ದುಷ್ಪ್ರಭುತ್ವ ಮತ್ತು ಕ್ರೂರತನಗಳನ್ನು ವಿರೋಧಿಸಿ ದಂಗೆಮಾಡುವುದು ಅತ್ಯಗತ್ಯವಾಗಿರುವುದರಿಂದಲೂ.</text:p>
      <text:p text:style-name="P1"><text:s text:c="4"/>ಜನಾಂಗಗಳಲ್ಲಿ ಸ್ನೇಹಸಂಬಂಧಗಳ ಬೆಳವಣಿಗೆಯನ್ನು ಅಭಿವೃದ್ಧಿಗೊಳಿಸುವುದು ಅಗತ್ಯವಾಗಿರುವುದರಿಂದಲೂ.</text:p>
      <text:p text:style-name="P1"><text:s text:c="4"/>ಯುಕ್ತ ರಾಷ್ಟ್ರಗಳ ಪ್ರಜೆಗಳು ಶಾಸನದಲ್ಲಿ ಮಾನವರ ಮೂಲಾಧಿಕಾರಗಳಲ್ಲಿರುವ ತಮ್ಮ ವಿಶ್ವಾಸವನ್ನೂ ಮನುಷ್ಯ ಜೀವಿಯ ಯೋಗ್ಯತೆ ಮತ್ತು ಗಾಂಭೀರ್ಯಗಳಲ್ಲಿರುವ ತಮ್ಮ ವಿಶ್ವಾಸವನ್ನೂ ಮತ್ತು ಸ್ತ್ರೀಪುರುಷರ ಸಮಾನ ಹಕ್ಕುಗಳಲ್ಲಿರುವ ತಮ್ಮ ವಿಶ್ವಾಸವನ್ನೂ ಪುನಃ ದೃಢೀಕರಿಸುವುದರಿಂದಲೂ, ಸಾಮಾಜಿಕ ಬೆಳವಣಿಗೆಯನ್ನು ಅಭಿವೃದ್ಧಿಗೊಳಸಲೂ, ಗುರುತರ ಸ್ವಾತಂತ್ರ್ಯ ಸಮೇತ ಜೀವನಮಟ್ಟವನ್ನು ಉತ್ತಮಗೊಳಿಸಲು ನಿರ್ಧಸಿರುವುದರಿಂದಲೂ.</text:p>
      <text:p text:style-name="P1"><text:s text:c="4"/>ಸದಸ್ಯರಾಷ್ಟ್ರಗಳು ಯುಕ್ತರಾಷ್ಟ್ರಗಳ ಸಹಕಾರದೊಡನೆ, ಮಾನವ ಹಕ್ಕುಗಳಿಗೂ, ಮೂಲ ಸ್ವಾತಂತ್ರ್ಯಗಳಿಗೂ ಸಾರ್ವತ್ರಿಕ ಮನ್ನಣೆಯನ್ನು ಅಭಿವೃದ್ಧಿಗೊಳಿಸುವುದನ್ನು ಸಾಧಿಸಲೂ, ಅವುಗಳನ್ನು ಅನುಷ್ಠಾನದಲ್ಲಿ ತರಲು ತಾವಾಗಿಯೇ ಪ್ರತಿಜ್ಞೆ ಮಾಡಿರುವುದರಿಂದಲೂ.</text:p>
      <text:p text:style-name="P1"><text:s text:c="4"/>ಈ ಹಕ್ಕು ಸ್ವಾತಂತ್ರ್ಯಗಳ ಸಾಧಾರಣ ತಿಳುವಳಿಕೆಯ ಈ ಪ್ರತಿಜ್ಞೆಯ ಸಂಪೂರ್ಣಾನುಭವಕ್ಕೆ ಅತಿಮುಖ್ಯವಾಗಿರುವುದರಿಂದಲೂ.</text:p>
      <text:p text:style-name="P1"><text:s text:c="4"/>“ಈ ನೂತನ ಬಾಧ್ಯತೆಗಳ ಸಾರ್ವತ್ರಿಕ ಪ್ರಕಟನೆ”ಯನ್ನು ಎಲ್ಲಾ ಜನಗಳಿಗೂ ಎಲ್ಲಾ ಜನಾಂಗಗಳಿಗೂ ಕಾರ್ಯಸಿದ್ಧಿಯ ಸಾಮಾನ್ಯ ಪ್ರಮಾಣವೆಂದೂ, ಕೊನೆಯವರೆಗೂ ಪ್ರತಿ ವ್ಯಕ್ತಿಯೂ ಸಮಾಜದ ಪ್ರತಿ ಅಂಗವೂ ಈ ಪ್ರಕಟನೆಯನ್ನು ಸದಾ ಮನಸ್ಸಿನಲ್ಲಿಟ್ಟುಕೊಂಡು ಬೋಧನೆಯಿಂದಲೂ ಶಿಕ್ಷಣದಿಂದಲೂ ಈ ಹಕ್ಕುಗಳನ್ನೂ ಸ್ವಾತಂತ್ರ್ಯಗಳನ್ನೂ ಗೌರವಿಸುವುದನ್ನೂ ಅಭಿವೃದ್ಧಿಗೊಳಿಸಲೂ ಪ್ರಯತ್ನಿಸಬೇಕೆಂದೂ ಸದಸ್ಯ ರಾಷ್ಟ್ರಗಳ ಪ್ರಜೆಗಳಲ್ಲಿಯೂ ಅವುಗಳ ಆಧಿಪತ್ಯಕ್ಕೆ ಒಳಪಟ್ಟ ರಾಷ್ಟ್ರಗಳ ಪ್ರಜೆಗಳಲ್ಲಿಯೂ ರಾಷ್ಟ್ರದ ಮತ್ತು ಅಂತರರಾಷ್ಟ್ರದ ಪ್ರಗತಿಶೀಲವಾದ ಸಾಧನಗಳಿಂದ ಈ ಹಕ್ಕು ಸ್ವಾತಂತ್ರ್ಯಗಳ ಸಾರ್ವತ್ರಿಕವೂ ಸಂದಾಯಕವೂ ಆದ ಅಂಗೀಕಾರವನ್ನೂ ಅನುಷ್ಠಾನವನ್ನೂ ಪಡೆಯಬೇಕೆಂದು ಈಗ ಸಾರ್ವಜನಿಕ ಸಭೆಯು ಪ್ರಕಟಿಸುತ್ತದೆ.</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Badami" svg:font-family="Badami" style:font-pitch="variable"/>
    <style:font-face style:name="Badami1" svg:font-family="Badami"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Arial Unicode M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font-name-asian="Noto Serif CJK SC" style:font-size-asian="10.5pt" style:language-asian="zxx" style:country-asian="none" style:font-name-complex="Arial Unicode M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adami1" fo:font-family="Badami"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01T16:28:01.457304400</dc:date>
    <meta:editing-duration>PT1M31S</meta:editing-duration>
    <meta:editing-cycles>1</meta:editing-cycles>
    <meta:generator>LibreOffice/7.3.5.2$Linux_X86_64 LibreOffice_project/30$Build-2</meta:generator>
    <meta:document-statistic meta:table-count="0" meta:image-count="0" meta:object-count="0" meta:page-count="1" meta:paragraph-count="14" meta:word-count="219" meta:character-count="1546" meta:non-whitespace-character-count="1308"/>
  </office:meta>
</office:document-meta>
</file>